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Anyoo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〜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t'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〜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good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
as though it's been foil-wrapped and 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
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〜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〜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
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〜... zzzz〜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〜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sroads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〜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〜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pee〜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〜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〜... too bad! Another dead eeend〜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how 'bout I try that path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ver one〜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〜... I wanna gooo〜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〜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〜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〜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
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 ain't
easy on the body, ya know〜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“pee aura”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